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toolpanel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toolpanel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toolpanel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toolpanel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toolpanel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toolpanel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toolpanel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toolpanel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toolpanel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toolpanel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toolpanel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toolpanel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toolpanel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accelerator/current.xml"/>
  <manifest:file-entry manifest:media-type="" manifest:full-path="Object 23/Configurations2/accelerato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toolpanel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accelerator/current.xml"/>
  <manifest:file-entry manifest:media-type="" manifest:full-path="Object 24/Configurations2/accelerato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toolpanel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toolpanel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toolpanel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toolpanel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toolpanel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toolpanel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051cm" svg:stroke-color="#800000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7" style:family="graphic" style:parent-style-name="standard">
      <style:graphic-properties svg:stroke-width="0.051cm" svg:stroke-color="#0000ff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635cm" svg:height="0.635cm" svg:x="7.25cm" svg:y="17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8.351cm" svg:y="17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11.252cm" svg:y="17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1.031cm" svg:height="0.962cm" svg:x="9.585cm" svg:y="17.095cm">
          <draw:text-box>
            <text:p>...</text:p>
          </draw:text-box>
        </draw:frame>
        <draw:custom-shape draw:style-name="gr1" draw:text-style-name="P1" draw:layer="layout" svg:width="0.635cm" svg:height="0.635cm" svg:x="14.851cm" svg:y="17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15.952cm" svg:y="17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18.853cm" svg:y="17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1.031cm" svg:height="0.962cm" svg:x="17.186cm" svg:y="17.095cm">
          <draw:text-box>
            <text:p>...</text:p>
          </draw:text-box>
        </draw:frame>
        <draw:frame draw:style-name="gr2" draw:layer="layout" svg:width="1.031cm" svg:height="0.962cm" svg:x="14.387cm" svg:y="11.295cm">
          <draw:text-box>
            <text:p>...</text:p>
          </draw:text-box>
        </draw:frame>
        <draw:connector draw:style-name="gr3" draw:text-style-name="P1" draw:layer="layout" draw:type="line" svg:x1="7.568cm" svg:y1="17.39cm" svg:x2="9.87cm" svg:y2="12.225cm" draw:start-shape="id1" draw:start-glue-point="4" draw:end-shape="id2" draw:end-glue-point="8" svg:d="m7568 17390 2302-5165">
          <text:p/>
        </draw:connector>
        <draw:connector draw:style-name="gr3" draw:text-style-name="P1" draw:layer="layout" draw:type="line" svg:x1="7.568cm" svg:y1="17.39cm" svg:x2="12.771cm" svg:y2="12.226cm" draw:start-shape="id1" draw:start-glue-point="4" draw:end-shape="id3" draw:end-glue-point="8" svg:d="m7568 17390 5203-5164">
          <text:p/>
        </draw:connector>
        <draw:connector draw:style-name="gr3" draw:text-style-name="P1" draw:layer="layout" draw:type="line" svg:x1="7.568cm" svg:y1="17.39cm" svg:x2="17.572cm" svg:y2="12.227cm" draw:start-shape="id1" draw:start-glue-point="4" draw:end-shape="id4" draw:end-glue-point="8" svg:d="m7568 17390 10004-5163">
          <text:p/>
        </draw:connector>
        <draw:custom-shape draw:style-name="gr4" draw:text-style-name="P1" xml:id="id2" draw:id="id2" draw:layer="layout" svg:width="0.635cm" svg:height="0.635cm" svg:x="9.552cm" svg:y="11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0.84cm" svg:height="0.792cm" svg:x="8.455cm" svg:y="11.0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4" draw:text-style-name="P1" xml:id="id3" draw:id="id3" draw:layer="layout" svg:width="0.635cm" svg:height="0.635cm" svg:x="12.453cm" svg:y="11.5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0.84cm" svg:height="0.792cm" svg:x="11.555cm" svg:y="11.0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4" draw:text-style-name="P1" xml:id="id4" draw:id="id4" draw:layer="layout" svg:width="0.635cm" svg:height="0.635cm" svg:x="17.254cm" svg:y="11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0.862cm" svg:height="0.792cm" svg:x="16.255cm" svg:y="10.9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layer="layout" svg:width="0.967cm" svg:height="0.791cm" svg:x="7.155cm" svg:y="18.1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5" draw:layer="layout" svg:width="0.965cm" svg:height="0.792cm" svg:x="8.255cm" svg:y="18.1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5" draw:layer="layout" svg:width="0.99cm" svg:height="0.792cm" svg:x="11.255cm" svg:y="18.18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5" draw:layer="layout" svg:width="0.852cm" svg:height="0.791cm" svg:x="14.755cm" svg:y="18.18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5" draw:layer="layout" svg:width="0.851cm" svg:height="0.792cm" svg:x="15.855cm" svg:y="18.18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5" draw:layer="layout" svg:width="0.874cm" svg:height="0.792cm" svg:x="18.855cm" svg:y="18.18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5" draw:layer="layout" svg:width="1.307cm" svg:height="0.885cm" svg:x="10.18cm" svg:y="12.685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5" draw:layer="layout" svg:width="1.296cm" svg:height="0.885cm" svg:x="7.98cm" svg:y="12.686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5" draw:layer="layout" svg:width="1.442cm" svg:height="0.885cm" svg:x="13.68cm" svg:y="12.686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6" draw:text-style-name="P1" xml:id="id5" draw:id="id5" draw:layer="layout" svg:width="0.635cm" svg:height="0.635cm" svg:x="4.25cm" svg:y="4.7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6" draw:id="id6" draw:layer="layout" svg:width="0.635cm" svg:height="0.635cm" svg:x="6.451cm" svg:y="4.7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8" draw:id="id8" draw:layer="layout" svg:width="0.635cm" svg:height="0.635cm" svg:x="9.752cm" svg:y="4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1.031cm" svg:height="0.962cm" svg:x="7.685cm" svg:y="4.496cm">
          <draw:text-box>
            <text:p>...</text:p>
          </draw:text-box>
        </draw:frame>
        <draw:custom-shape draw:style-name="gr6" draw:text-style-name="P1" xml:id="id9" draw:id="id9" draw:layer="layout" svg:width="0.635cm" svg:height="0.635cm" svg:x="13.851cm" svg:y="4.7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10" draw:id="id10" draw:layer="layout" svg:width="0.635cm" svg:height="0.635cm" svg:x="17.252cm" svg:y="4.7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11" draw:id="id11" draw:layer="layout" svg:width="0.635cm" svg:height="0.635cm" svg:x="20.153cm" svg:y="4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1.031cm" svg:height="0.962cm" svg:x="18.486cm" svg:y="4.496cm">
          <draw:text-box>
            <text:p>...</text:p>
          </draw:text-box>
        </draw:frame>
        <draw:frame draw:style-name="gr5" draw:layer="layout" svg:width="1.227cm" svg:height="0.791cm" svg:x="4.055cm" svg:y="3.881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5" draw:layer="layout" svg:width="1.221cm" svg:height="0.792cm" svg:x="6.255cm" svg:y="3.881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5" draw:layer="layout" svg:width="1.252cm" svg:height="0.792cm" svg:x="9.655cm" svg:y="3.881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5" draw:layer="layout" svg:width="1.112cm" svg:height="0.791cm" svg:x="13.655cm" svg:y="3.881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5" draw:layer="layout" svg:width="1.107cm" svg:height="0.792cm" svg:x="17.055cm" svg:y="3.881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5" draw:layer="layout" svg:width="1.136cm" svg:height="0.792cm" svg:x="20.055cm" svg:y="3.881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connector draw:style-name="gr7" draw:text-style-name="P1" draw:layer="layout" draw:type="line" svg:x1="9.87cm" svg:y1="11.59cm" svg:x2="4.568cm" svg:y2="5.426cm" draw:start-shape="id2" draw:start-glue-point="4" draw:end-shape="id5" draw:end-glue-point="8" svg:d="m9870 11590-5302-6164">
          <text:p/>
        </draw:connector>
        <draw:connector draw:style-name="gr7" draw:text-style-name="P1" xml:id="id7" draw:id="id7" draw:layer="layout" draw:type="line" svg:x1="9.87cm" svg:y1="11.59cm" svg:x2="6.769cm" svg:y2="5.427cm" draw:end-shape="id6" draw:end-glue-point="8" svg:d="m9870 11590-3101-6163">
          <text:p/>
        </draw:connector>
        <draw:connector draw:style-name="gr7" draw:text-style-name="P1" draw:layer="layout" draw:type="line" svg:x1="9.87cm" svg:y1="11.59cm" svg:x2="10.07cm" svg:y2="5.428cm" draw:start-shape="id7" draw:start-glue-point="2" draw:end-shape="id8" draw:end-glue-point="8" svg:d="m9870 11590 200-6162">
          <text:p/>
        </draw:connector>
        <draw:connector draw:style-name="gr7" draw:text-style-name="P1" draw:layer="layout" draw:type="line" svg:x1="9.87cm" svg:y1="11.59cm" svg:x2="14.169cm" svg:y2="5.426cm" draw:start-shape="id7" draw:start-glue-point="2" draw:end-shape="id9" draw:end-glue-point="8" svg:d="m9870 11590 4299-6164">
          <text:p/>
        </draw:connector>
        <draw:connector draw:style-name="gr7" draw:text-style-name="P1" draw:layer="layout" draw:type="line" svg:x1="9.871cm" svg:y1="11.59cm" svg:x2="17.57cm" svg:y2="5.427cm" draw:end-shape="id10" draw:end-glue-point="8" svg:d="m9871 11590 7699-6163">
          <text:p/>
        </draw:connector>
        <draw:connector draw:style-name="gr7" draw:text-style-name="P1" draw:layer="layout" draw:type="line" svg:x1="9.871cm" svg:y1="11.59cm" svg:x2="20.471cm" svg:y2="5.428cm" draw:end-shape="id11" draw:end-glue-point="8" svg:d="m9871 11590 10600-6162">
          <text:p/>
        </draw:connector>
        <draw:frame draw:style-name="gr5" draw:layer="layout" svg:width="1.296cm" svg:height="0.885cm" svg:x="3.599cm" svg:y="5.73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5" draw:layer="layout" svg:width="1.307cm" svg:height="0.885cm" svg:x="5.815cm" svg:y="5.831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5" draw:layer="layout" svg:width="1.442cm" svg:height="0.885cm" svg:x="8.515cm" svg:y="5.832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5" draw:layer="layout" svg:width="1.608cm" svg:height="0.885cm" svg:x="19.715cm" svg:y="5.733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5" draw:layer="layout" svg:width="1.864cm" svg:height="0.885cm" svg:x="14.315cm" svg:y="5.734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5" draw:layer="layout" svg:width="1.853cm" svg:height="0.885cm" svg:x="11.316cm" svg:y="5.735cm">
          <draw:object xlink:href="./Object 24" xlink:type="simple" xlink:show="embed" xlink:actuate="onLoad"/>
          <draw:image xlink:href="./ObjectReplacements/Object 2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ohsen Malmir</meta:initial-creator>
    <meta:creation-date>2014-03-15T23:23:59</meta:creation-date>
    <dc:date>2014-03-16T01:05:57</dc:date>
    <dc:creator>Mohsen Malmir</dc:creator>
    <meta:editing-duration>PT44M11S</meta:editing-duration>
    <meta:editing-cycles>22</meta:editing-cycles>
    <meta:generator>OpenOffice.org/3.3$Unix OpenOffice.org_project/330m20$Build-9567</meta:generator>
    <meta:document-statistic meta:object-count="53"/>
  </office:meta>
</office:document-meta>
</file>

<file path=Object 1/content.xml><?xml version="1.0" encoding="utf-8"?>
<math xmlns="http://www.w3.org/1998/Math/MathML">
  <semantics>
    <msub>
      <mi>Z</mi>
      <mn>1</mn>
    </msub>
    <annotation encoding="StarMath 5.0">Z_1</annotation>
  </semantics>
</math>
</file>

<file path=Object 10/content.xml><?xml version="1.0" encoding="utf-8"?>
<math xmlns="http://www.w3.org/1998/Math/MathML">
  <semantics>
    <msubsup>
      <mi>W</mi>
      <mn>1,1</mn>
      <mn>1</mn>
    </msubsup>
    <annotation encoding="StarMath 5.0">W^1_{1,1}</annotation>
  </semantics>
</math>
</file>

<file path=Object 11/content.xml><?xml version="1.0" encoding="utf-8"?>
<math xmlns="http://www.w3.org/1998/Math/MathML">
  <semantics>
    <msubsup>
      <mi>W</mi>
      <mn>2,1</mn>
      <mn>1</mn>
    </msubsup>
    <annotation encoding="StarMath 5.0">W^1_{2,1}</annotation>
  </semantics>
</math>
</file>

<file path=Object 12/content.xml><?xml version="1.0" encoding="utf-8"?>
<math xmlns="http://www.w3.org/1998/Math/MathML">
  <semantics>
    <msubsup>
      <mi>W</mi>
      <mrow>
        <mi>d</mi>
        <mi>,</mi>
        <mn>1</mn>
      </mrow>
      <mn>1</mn>
    </msubsup>
    <annotation encoding="StarMath 5.0">W^1_{d,1}</annotation>
  </semantics>
</math>
</file>

<file path=Object 13/content.xml><?xml version="1.0" encoding="utf-8"?>
<math xmlns="http://www.w3.org/1998/Math/MathML">
  <semantics>
    <mrow>
      <mi>X</mi>
      <msub>
        <mi>'</mi>
        <mn>1</mn>
      </msub>
    </mrow>
    <annotation encoding="StarMath 5.0">X'_1</annotation>
  </semantics>
</math>
</file>

<file path=Object 14/content.xml><?xml version="1.0" encoding="utf-8"?>
<math xmlns="http://www.w3.org/1998/Math/MathML">
  <semantics>
    <mrow>
      <mi>X</mi>
      <msub>
        <mi>'</mi>
        <mn>2</mn>
      </msub>
    </mrow>
    <annotation encoding="StarMath 5.0">X'_2</annotation>
  </semantics>
</math>
</file>

<file path=Object 15/content.xml><?xml version="1.0" encoding="utf-8"?>
<math xmlns="http://www.w3.org/1998/Math/MathML">
  <semantics>
    <mrow>
      <mi>X</mi>
      <msub>
        <mi>'</mi>
        <mi>d</mi>
      </msub>
    </mrow>
    <annotation encoding="StarMath 5.0">X'_d</annotation>
  </semantics>
</math>
</file>

<file path=Object 16/content.xml><?xml version="1.0" encoding="utf-8"?>
<math xmlns="http://www.w3.org/1998/Math/MathML">
  <semantics>
    <mrow>
      <mi>Y</mi>
      <msub>
        <mi>'</mi>
        <mn>1</mn>
      </msub>
    </mrow>
    <annotation encoding="StarMath 5.0">Y'_1</annotation>
  </semantics>
</math>
</file>

<file path=Object 17/content.xml><?xml version="1.0" encoding="utf-8"?>
<math xmlns="http://www.w3.org/1998/Math/MathML">
  <semantics>
    <mrow>
      <mi>Y</mi>
      <msub>
        <mi>'</mi>
        <mn>2</mn>
      </msub>
    </mrow>
    <annotation encoding="StarMath 5.0">Y'_2</annotation>
  </semantics>
</math>
</file>

<file path=Object 18/content.xml><?xml version="1.0" encoding="utf-8"?>
<math xmlns="http://www.w3.org/1998/Math/MathML">
  <semantics>
    <mrow>
      <mi>Y</mi>
      <msub>
        <mi>'</mi>
        <mi>d</mi>
      </msub>
    </mrow>
    <annotation encoding="StarMath 5.0">Y'_d</annotation>
  </semantics>
</math>
</file>

<file path=Object 19/content.xml><?xml version="1.0" encoding="utf-8"?>
<math xmlns="http://www.w3.org/1998/Math/MathML">
  <semantics>
    <msubsup>
      <mi>W</mi>
      <mn>1,1</mn>
      <mn>2</mn>
    </msubsup>
    <annotation encoding="StarMath 5.0">W^2_{1,1}</annotation>
  </semantics>
</math>
</file>

<file path=Object 2/content.xml><?xml version="1.0" encoding="utf-8"?>
<math xmlns="http://www.w3.org/1998/Math/MathML">
  <semantics>
    <msub>
      <mi>Z</mi>
      <mn>2</mn>
    </msub>
    <annotation encoding="StarMath 5.0">Z_2</annotation>
  </semantics>
</math>
</file>

<file path=Object 20/content.xml><?xml version="1.0" encoding="utf-8"?>
<math xmlns="http://www.w3.org/1998/Math/MathML">
  <semantics>
    <msubsup>
      <mi>W</mi>
      <mn>2,1</mn>
      <mn>2</mn>
    </msubsup>
    <annotation encoding="StarMath 5.0">W^2_{2,1}</annotation>
  </semantics>
</math>
</file>

<file path=Object 21/content.xml><?xml version="1.0" encoding="utf-8"?>
<math xmlns="http://www.w3.org/1998/Math/MathML">
  <semantics>
    <msubsup>
      <mi>W</mi>
      <mrow>
        <mi>d</mi>
        <mi>,</mi>
        <mn>1</mn>
      </mrow>
      <mn>2</mn>
    </msubsup>
    <annotation encoding="StarMath 5.0">W^2_{d,1}</annotation>
  </semantics>
</math>
</file>

<file path=Object 22/content.xml><?xml version="1.0" encoding="utf-8"?>
<math xmlns="http://www.w3.org/1998/Math/MathML">
  <semantics>
    <msubsup>
      <mi>W</mi>
      <mrow>
        <mi>d</mi>
        <mo stretchy="false">+</mo>
        <mn>2,1</mn>
      </mrow>
      <mn>2</mn>
    </msubsup>
    <annotation encoding="StarMath 5.0">W^2_{d+2,1}</annotation>
  </semantics>
</math>
</file>

<file path=Object 23/content.xml><?xml version="1.0" encoding="utf-8"?>
<math xmlns="http://www.w3.org/1998/Math/MathML">
  <semantics>
    <msubsup>
      <mi>W</mi>
      <mrow>
        <mn>2d</mn>
        <mi>,</mi>
        <mn>1</mn>
      </mrow>
      <mn>2</mn>
    </msubsup>
    <annotation encoding="StarMath 5.0">W^2_{2d,1}</annotation>
  </semantics>
</math>
</file>

<file path=Object 24/content.xml><?xml version="1.0" encoding="utf-8"?>
<math xmlns="http://www.w3.org/1998/Math/MathML">
  <semantics>
    <msubsup>
      <mi>W</mi>
      <mrow>
        <mi>d</mi>
        <mo stretchy="false">+</mo>
        <mn>1,1</mn>
      </mrow>
      <mn>2</mn>
    </msubsup>
    <annotation encoding="StarMath 5.0">W^2_{d+1,1}</annotation>
  </semantics>
</math>
</file>

<file path=Object 3/content.xml><?xml version="1.0" encoding="utf-8"?>
<math xmlns="http://www.w3.org/1998/Math/MathML">
  <semantics>
    <msub>
      <mi>Z</mi>
      <mi>d</mi>
    </msub>
    <annotation encoding="StarMath 5.0">Z_d</annotation>
  </semantics>
</math>
</file>

<file path=Object 4/content.xml><?xml version="1.0" encoding="utf-8"?>
<math xmlns="http://www.w3.org/1998/Math/MathML">
  <semantics>
    <msub>
      <mi>X</mi>
      <mn>1</mn>
    </msub>
    <annotation encoding="StarMath 5.0">X_1</annotation>
  </semantics>
</math>
</file>

<file path=Object 5/content.xml><?xml version="1.0" encoding="utf-8"?>
<math xmlns="http://www.w3.org/1998/Math/MathML">
  <semantics>
    <msub>
      <mi>X</mi>
      <mn>2</mn>
    </msub>
    <annotation encoding="StarMath 5.0">X_2</annotation>
  </semantics>
</math>
</file>

<file path=Object 6/content.xml><?xml version="1.0" encoding="utf-8"?>
<math xmlns="http://www.w3.org/1998/Math/MathML">
  <semantics>
    <msub>
      <mi>X</mi>
      <mi>d</mi>
    </msub>
    <annotation encoding="StarMath 5.0">X_d</annotation>
  </semantics>
</math>
</file>

<file path=Object 7/content.xml><?xml version="1.0" encoding="utf-8"?>
<math xmlns="http://www.w3.org/1998/Math/MathML">
  <semantics>
    <msub>
      <mi>Y</mi>
      <mn>1</mn>
    </msub>
    <annotation encoding="StarMath 5.0">Y_1</annotation>
  </semantics>
</math>
</file>

<file path=Object 8/content.xml><?xml version="1.0" encoding="utf-8"?>
<math xmlns="http://www.w3.org/1998/Math/MathML">
  <semantics>
    <msub>
      <mi>Y</mi>
      <mn>2</mn>
    </msub>
    <annotation encoding="StarMath 5.0">Y_2</annotation>
  </semantics>
</math>
</file>

<file path=Object 9/content.xml><?xml version="1.0" encoding="utf-8"?>
<math xmlns="http://www.w3.org/1998/Math/MathML">
  <semantics>
    <msub>
      <mi>Y</mi>
      <mi>d</mi>
    </msub>
    <annotation encoding="StarMath 5.0">Y_d</annotation>
  </semantics>
</math>
</file>